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44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77.5pt"/>
    </style:style>
    <style:style style:name="co4" style:family="table-column">
      <style:table-column-properties fo:break-before="auto" style:column-width="128.2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nsensusTime1-" table:style-name="ta1">
        <table:shapes>
          <draw:frame draw:z-index="0" draw:style-name="gr1" draw:text-style-name="P1" svg:width="453.51pt" svg:height="255.09pt" svg:x="98.19pt" svg:y="394.47pt">
            <loext:p draw:notify-on-update-of-ranges="'ConsensusTime1-'.C1:'ConsensusTime1-'.C1 'ConsensusTime1-'.C2:'ConsensusTime1-'.C20 'ConsensusTime1-'.D1:'ConsensusTime1-'.D1 'ConsensusTime1-'.D2:'ConsensusTime1-'.D20 'ConsensusTime1-'.E1:'ConsensusTime1-'.E1 'ConsensusTime1-'.E2:'ConsensusTime1-'.E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PreTime</text:p>
          </table:table-cell>
          <table:table-cell office:value-type="string" calcext:value-type="string">
            <text:p>ConTimeInSec</text:p>
          </table:table-cell>
          <table:table-cell office:value-type="string" calcext:value-type="string">
            <text:p>Post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End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4154852" calcext:value-type="float">
            <text:p>1524154852</text:p>
          </table:table-cell>
          <table:table-cell office:value-type="float" office:value="0" calcext:value-type="float">
            <text:p>0</text:p>
          </table:table-cell>
          <table:table-cell table:formula="of:=[.B2]/1000000000" office:value-type="float" office:value="1.524154852" calcext:value-type="float">
            <text:p>1.524154852</text:p>
          </table:table-cell>
          <table:table-cell office:value-type="float" office:value="0.809437436" calcext:value-type="float">
            <text:p>0.809437436</text:p>
          </table:table-cell>
          <table:table-cell/>
          <table:table-cell office:value-type="string" calcext:value-type="string">
            <text:p>txs</text:p>
          </table:table-cell>
          <table:table-cell office:value-type="float" office:value="1.53066560903194E+018" calcext:value-type="float">
            <text:p>1.53066560903194E+018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25453" calcext:value-type="float">
            <text:p>10125453</text:p>
          </table:table-cell>
          <table:table-cell table:formula="of:=[.F3]-[.E3]-[.D3]" office:value-type="float" office:value="1.759090213" calcext:value-type="float">
            <text:p>1.759090213</text:p>
          </table:table-cell>
          <table:table-cell table:formula="of:=[.B3]/1000000000" office:value-type="float" office:value="0.010125453" calcext:value-type="float">
            <text:p>0.010125453</text:p>
          </table:table-cell>
          <table:table-cell office:value-type="float" office:value="1.187774542" calcext:value-type="float">
            <text:p>1.187774542</text:p>
          </table:table-cell>
          <table:table-cell table:formula="of:=([.H3]-[.H2])/1000000000" office:value-type="float" office:value="2.956990208" calcext:value-type="float">
            <text:p>2.956990208</text:p>
          </table:table-cell>
          <table:table-cell office:value-type="float" office:value="1266" calcext:value-type="float">
            <text:p>1266</text:p>
          </table:table-cell>
          <table:table-cell office:value-type="float" office:value="1.53066561198893E+018" calcext:value-type="float">
            <text:p>1.53066561198893E+0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16374827" calcext:value-type="float">
            <text:p>2316374827</text:p>
          </table:table-cell>
          <table:table-cell table:formula="of:=[.F4]-[.E4]-[.D4]" office:value-type="float" office:value="1.664462268" calcext:value-type="float">
            <text:p>1.664462268</text:p>
          </table:table-cell>
          <table:table-cell table:formula="of:=[.B4]/1000000000" office:value-type="float" office:value="2.316374827" calcext:value-type="float">
            <text:p>2.316374827</text:p>
          </table:table-cell>
          <table:table-cell office:value-type="float" office:value="1.916972825" calcext:value-type="float">
            <text:p>1.916972825</text:p>
          </table:table-cell>
          <table:table-cell table:formula="of:=([.H4]-[.H3])/1000000000" office:value-type="float" office:value="5.89780992" calcext:value-type="float">
            <text:p>5.89780992</text:p>
          </table:table-cell>
          <table:table-cell office:value-type="float" office:value="1264" calcext:value-type="float">
            <text:p>1264</text:p>
          </table:table-cell>
          <table:table-cell office:value-type="float" office:value="1.53066561788674E+018" calcext:value-type="float">
            <text:p>1.53066561788674E+0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8812816" calcext:value-type="float">
            <text:p>418812816</text:p>
          </table:table-cell>
          <table:table-cell table:formula="of:=[.F5]-[.E5]-[.D5]" office:value-type="float" office:value="0.141310827" calcext:value-type="float">
            <text:p>0.141310827</text:p>
          </table:table-cell>
          <table:table-cell table:formula="of:=[.B5]/1000000000" office:value-type="float" office:value="0.418812816" calcext:value-type="float">
            <text:p>0.418812816</text:p>
          </table:table-cell>
          <table:table-cell office:value-type="float" office:value="3.464746501" calcext:value-type="float">
            <text:p>3.464746501</text:p>
          </table:table-cell>
          <table:table-cell table:formula="of:=([.H5]-[.H4])/1000000000" office:value-type="float" office:value="4.024870144" calcext:value-type="float">
            <text:p>4.024870144</text:p>
          </table:table-cell>
          <table:table-cell office:value-type="float" office:value="1266" calcext:value-type="float">
            <text:p>1266</text:p>
          </table:table-cell>
          <table:table-cell office:value-type="float" office:value="1.53066562191161E+018" calcext:value-type="float">
            <text:p>1.53066562191161E+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32959590" calcext:value-type="float">
            <text:p>9432959590</text:p>
          </table:table-cell>
          <table:table-cell table:formula="of:=[.F6]-[.E6]-[.D6]" office:value-type="float" office:value="-0.0427911489999993" calcext:value-type="float">
            <text:p>-0.042791148999999</text:p>
          </table:table-cell>
          <table:table-cell table:formula="of:=[.B6]/1000000000" office:value-type="float" office:value="9.43295959" calcext:value-type="float">
            <text:p>9.43295959</text:p>
          </table:table-cell>
          <table:table-cell office:value-type="float" office:value="1.766491527" calcext:value-type="float">
            <text:p>1.766491527</text:p>
          </table:table-cell>
          <table:table-cell table:formula="of:=([.H6]-[.H5])/1000000000" office:value-type="float" office:value="11.156659968" calcext:value-type="float">
            <text:p>11.156659968</text:p>
          </table:table-cell>
          <table:table-cell office:value-type="float" office:value="1267" calcext:value-type="float">
            <text:p>1267</text:p>
          </table:table-cell>
          <table:table-cell office:value-type="float" office:value="1.53066563306827E+018" calcext:value-type="float">
            <text:p>1.53066563306827E+0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604335" calcext:value-type="float">
            <text:p>45604335</text:p>
          </table:table-cell>
          <table:table-cell table:formula="of:=[.F7]-[.E7]-[.D7]" office:value-type="float" office:value="4.121204588" calcext:value-type="float">
            <text:p>4.121204588</text:p>
          </table:table-cell>
          <table:table-cell table:formula="of:=[.B7]/1000000000" office:value-type="float" office:value="0.045604335" calcext:value-type="float">
            <text:p>0.045604335</text:p>
          </table:table-cell>
          <table:table-cell office:value-type="float" office:value="4.785800869" calcext:value-type="float">
            <text:p>4.785800869</text:p>
          </table:table-cell>
          <table:table-cell table:formula="of:=([.H7]-[.H6])/1000000000" office:value-type="float" office:value="8.952609792" calcext:value-type="float">
            <text:p>8.952609792</text:p>
          </table:table-cell>
          <table:table-cell office:value-type="float" office:value="1267" calcext:value-type="float">
            <text:p>1267</text:p>
          </table:table-cell>
          <table:table-cell office:value-type="float" office:value="1.53066564202088E+018" calcext:value-type="float">
            <text:p>1.53066564202088E+0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7846830" calcext:value-type="float">
            <text:p>807846830</text:p>
          </table:table-cell>
          <table:table-cell table:formula="of:=[.F8]-[.E8]-[.D8]" office:value-type="float" office:value="0.64686396" calcext:value-type="float">
            <text:p>0.64686396</text:p>
          </table:table-cell>
          <table:table-cell table:formula="of:=[.B8]/1000000000" office:value-type="float" office:value="0.80784683" calcext:value-type="float">
            <text:p>0.80784683</text:p>
          </table:table-cell>
          <table:table-cell office:value-type="float" office:value="7.31728921" calcext:value-type="float">
            <text:p>7.31728921</text:p>
          </table:table-cell>
          <table:table-cell table:formula="of:=([.H8]-[.H7])/1000000000" office:value-type="float" office:value="8.772" calcext:value-type="float">
            <text:p>8.772</text:p>
          </table:table-cell>
          <table:table-cell office:value-type="float" office:value="1271" calcext:value-type="float">
            <text:p>1271</text:p>
          </table:table-cell>
          <table:table-cell office:value-type="float" office:value="1.53066565079288E+018" calcext:value-type="float">
            <text:p>1.53066565079288E+0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5445608" calcext:value-type="float">
            <text:p>795445608</text:p>
          </table:table-cell>
          <table:table-cell table:formula="of:=[.F9]-[.E9]-[.D9]" office:value-type="float" office:value="7.960382057" calcext:value-type="float">
            <text:p>7.960382057</text:p>
          </table:table-cell>
          <table:table-cell table:formula="of:=[.B9]/1000000000" office:value-type="float" office:value="0.795445608" calcext:value-type="float">
            <text:p>0.795445608</text:p>
          </table:table-cell>
          <table:table-cell office:value-type="float" office:value="5.603522607" calcext:value-type="float">
            <text:p>5.603522607</text:p>
          </table:table-cell>
          <table:table-cell table:formula="of:=([.H9]-[.H8])/1000000000" office:value-type="float" office:value="14.359350272" calcext:value-type="float">
            <text:p>14.359350272</text:p>
          </table:table-cell>
          <table:table-cell office:value-type="float" office:value="1268" calcext:value-type="float">
            <text:p>1268</text:p>
          </table:table-cell>
          <table:table-cell office:value-type="float" office:value="1.53066566515223E+018" calcext:value-type="float">
            <text:p>1.53066566515223E+0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679001743" calcext:value-type="float">
            <text:p>13679001743</text:p>
          </table:table-cell>
          <table:table-cell table:formula="of:=[.F10]-[.E10]-[.D10]" office:value-type="float" office:value="-4.476006115" calcext:value-type="float">
            <text:p>-4.476006115</text:p>
          </table:table-cell>
          <table:table-cell table:formula="of:=[.B10]/1000000000" office:value-type="float" office:value="13.679001743" calcext:value-type="float">
            <text:p>13.679001743</text:p>
          </table:table-cell>
          <table:table-cell office:value-type="float" office:value="5.007864148" calcext:value-type="float">
            <text:p>5.007864148</text:p>
          </table:table-cell>
          <table:table-cell table:formula="of:=([.H10]-[.H9])/1000000000" office:value-type="float" office:value="14.210859776" calcext:value-type="float">
            <text:p>14.210859776</text:p>
          </table:table-cell>
          <table:table-cell office:value-type="float" office:value="1268" calcext:value-type="float">
            <text:p>1268</text:p>
          </table:table-cell>
          <table:table-cell office:value-type="float" office:value="1.53066567936309E+018" calcext:value-type="float">
            <text:p>1.53066567936309E+0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90524" calcext:value-type="float">
            <text:p>7990524</text:p>
          </table:table-cell>
          <table:table-cell table:formula="of:=[.F11]-[.E11]-[.D11]" office:value-type="float" office:value="7.59448782" calcext:value-type="float">
            <text:p>7.59448782</text:p>
          </table:table-cell>
          <table:table-cell table:formula="of:=[.B11]/1000000000" office:value-type="float" office:value="0.007990524" calcext:value-type="float">
            <text:p>0.007990524</text:p>
          </table:table-cell>
          <table:table-cell office:value-type="float" office:value="4.66233164" calcext:value-type="float">
            <text:p>4.66233164</text:p>
          </table:table-cell>
          <table:table-cell table:formula="of:=([.H11]-[.H10])/1000000000" office:value-type="float" office:value="12.264809984" calcext:value-type="float">
            <text:p>12.264809984</text:p>
          </table:table-cell>
          <table:table-cell office:value-type="float" office:value="1269" calcext:value-type="float">
            <text:p>1269</text:p>
          </table:table-cell>
          <table:table-cell office:value-type="float" office:value="1.5306656916279E+018" calcext:value-type="float">
            <text:p>1.5306656916279E+01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716005" calcext:value-type="float">
            <text:p>24716005</text:p>
          </table:table-cell>
          <table:table-cell table:formula="of:=[.F12]-[.E12]-[.D12]" office:value-type="float" office:value="8.037891983" calcext:value-type="float">
            <text:p>8.037891983</text:p>
          </table:table-cell>
          <table:table-cell table:formula="of:=[.B12]/1000000000" office:value-type="float" office:value="0.024716005" calcext:value-type="float">
            <text:p>0.024716005</text:p>
          </table:table-cell>
          <table:table-cell office:value-type="float" office:value="5.562392204" calcext:value-type="float">
            <text:p>5.562392204</text:p>
          </table:table-cell>
          <table:table-cell table:formula="of:=([.H12]-[.H11])/1000000000" office:value-type="float" office:value="13.625000192" calcext:value-type="float">
            <text:p>13.625000192</text:p>
          </table:table-cell>
          <table:table-cell office:value-type="float" office:value="1269" calcext:value-type="float">
            <text:p>1269</text:p>
          </table:table-cell>
          <table:table-cell office:value-type="float" office:value="1.5306657052529E+018" calcext:value-type="float">
            <text:p>1.5306657052529E+0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7371217" calcext:value-type="float">
            <text:p>457371217</text:p>
          </table:table-cell>
          <table:table-cell table:formula="of:=[.F13]-[.E13]-[.D13]" office:value-type="float" office:value="8.797436843" calcext:value-type="float">
            <text:p>8.797436843</text:p>
          </table:table-cell>
          <table:table-cell table:formula="of:=[.B13]/1000000000" office:value-type="float" office:value="0.457371217" calcext:value-type="float">
            <text:p>0.457371217</text:p>
          </table:table-cell>
          <table:table-cell office:value-type="float" office:value="5.606121732" calcext:value-type="float">
            <text:p>5.606121732</text:p>
          </table:table-cell>
          <table:table-cell table:formula="of:=([.H13]-[.H12])/1000000000" office:value-type="float" office:value="14.860929792" calcext:value-type="float">
            <text:p>14.860929792</text:p>
          </table:table-cell>
          <table:table-cell office:value-type="float" office:value="1270" calcext:value-type="float">
            <text:p>1270</text:p>
          </table:table-cell>
          <table:table-cell office:value-type="float" office:value="1.53066572011383E+018" calcext:value-type="float">
            <text:p>1.53066572011383E+0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23612774" calcext:value-type="float">
            <text:p>4623612774</text:p>
          </table:table-cell>
          <table:table-cell table:formula="of:=[.F14]-[.E14]-[.D14]" office:value-type="float" office:value="-3.290431006" calcext:value-type="float">
            <text:p>-3.290431006</text:p>
          </table:table-cell>
          <table:table-cell table:formula="of:=[.B14]/1000000000" office:value-type="float" office:value="4.623612774" calcext:value-type="float">
            <text:p>4.623612774</text:p>
          </table:table-cell>
          <table:table-cell office:value-type="float" office:value="4.996138424" calcext:value-type="float">
            <text:p>4.996138424</text:p>
          </table:table-cell>
          <table:table-cell table:formula="of:=([.H14]-[.H13])/1000000000" office:value-type="float" office:value="6.329320192" calcext:value-type="float">
            <text:p>6.329320192</text:p>
          </table:table-cell>
          <table:table-cell office:value-type="float" office:value="1271" calcext:value-type="float">
            <text:p>1271</text:p>
          </table:table-cell>
          <table:table-cell office:value-type="float" office:value="1.53066572644315E+018" calcext:value-type="float">
            <text:p>1.53066572644315E+01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4520620" calcext:value-type="float">
            <text:p>604520620</text:p>
          </table:table-cell>
          <table:table-cell table:formula="of:=[.F15]-[.E15]-[.D15]" office:value-type="float" office:value="0.718721827" calcext:value-type="float">
            <text:p>0.718721827</text:p>
          </table:table-cell>
          <table:table-cell table:formula="of:=[.B15]/1000000000" office:value-type="float" office:value="0.60452062" calcext:value-type="float">
            <text:p>0.60452062</text:p>
          </table:table-cell>
          <table:table-cell office:value-type="float" office:value="5.219317297" calcext:value-type="float">
            <text:p>5.219317297</text:p>
          </table:table-cell>
          <table:table-cell table:formula="of:=([.H15]-[.H14])/1000000000" office:value-type="float" office:value="6.542559744" calcext:value-type="float">
            <text:p>6.542559744</text:p>
          </table:table-cell>
          <table:table-cell office:value-type="float" office:value="1271" calcext:value-type="float">
            <text:p>1271</text:p>
          </table:table-cell>
          <table:table-cell office:value-type="float" office:value="1.53066573298571E+018" calcext:value-type="float">
            <text:p>1.53066573298571E+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6528521" calcext:value-type="float">
            <text:p>326528521</text:p>
          </table:table-cell>
          <table:table-cell table:formula="of:=[.F16]-[.E16]-[.D16]" office:value-type="float" office:value="1.640945617" calcext:value-type="float">
            <text:p>1.640945617</text:p>
          </table:table-cell>
          <table:table-cell table:formula="of:=[.B16]/1000000000" office:value-type="float" office:value="0.326528521" calcext:value-type="float">
            <text:p>0.326528521</text:p>
          </table:table-cell>
          <table:table-cell office:value-type="float" office:value="5.297315878" calcext:value-type="float">
            <text:p>5.297315878</text:p>
          </table:table-cell>
          <table:table-cell table:formula="of:=([.H16]-[.H15])/1000000000" office:value-type="float" office:value="7.264790016" calcext:value-type="float">
            <text:p>7.264790016</text:p>
          </table:table-cell>
          <table:table-cell office:value-type="float" office:value="1272" calcext:value-type="float">
            <text:p>1272</text:p>
          </table:table-cell>
          <table:table-cell office:value-type="float" office:value="1.5306657402505E+018" calcext:value-type="float">
            <text:p>1.5306657402505E+0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3606459" calcext:value-type="float">
            <text:p>843606459</text:p>
          </table:table-cell>
          <table:table-cell table:formula="of:=[.F17]-[.E17]-[.D17]" office:value-type="float" office:value="2.909195146" calcext:value-type="float">
            <text:p>2.909195146</text:p>
          </table:table-cell>
          <table:table-cell table:formula="of:=[.B17]/1000000000" office:value-type="float" office:value="0.843606459" calcext:value-type="float">
            <text:p>0.843606459</text:p>
          </table:table-cell>
          <table:table-cell office:value-type="float" office:value="4.251208379" calcext:value-type="float">
            <text:p>4.251208379</text:p>
          </table:table-cell>
          <table:table-cell table:formula="of:=([.H17]-[.H16])/1000000000" office:value-type="float" office:value="8.004009984" calcext:value-type="float">
            <text:p>8.004009984</text:p>
          </table:table-cell>
          <table:table-cell office:value-type="float" office:value="1273" calcext:value-type="float">
            <text:p>1273</text:p>
          </table:table-cell>
          <table:table-cell office:value-type="float" office:value="1.53066574825451E+018" calcext:value-type="float">
            <text:p>1.53066574825451E+0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45979165" calcext:value-type="float">
            <text:p>2745979165</text:p>
          </table:table-cell>
          <table:table-cell table:formula="of:=[.F18]-[.E18]-[.D18]" office:value-type="float" office:value="-0.155230921" calcext:value-type="float">
            <text:p>-0.155230921</text:p>
          </table:table-cell>
          <table:table-cell table:formula="of:=[.B18]/1000000000" office:value-type="float" office:value="2.745979165" calcext:value-type="float">
            <text:p>2.745979165</text:p>
          </table:table-cell>
          <table:table-cell office:value-type="float" office:value="4.647571884" calcext:value-type="float">
            <text:p>4.647571884</text:p>
          </table:table-cell>
          <table:table-cell table:formula="of:=([.H18]-[.H17])/1000000000" office:value-type="float" office:value="7.238320128" calcext:value-type="float">
            <text:p>7.238320128</text:p>
          </table:table-cell>
          <table:table-cell office:value-type="float" office:value="1273" calcext:value-type="float">
            <text:p>1273</text:p>
          </table:table-cell>
          <table:table-cell office:value-type="float" office:value="1.53066575549283E+018" calcext:value-type="float">
            <text:p>1.53066575549283E+01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5563461" calcext:value-type="float">
            <text:p>185563461</text:p>
          </table:table-cell>
          <table:table-cell table:formula="of:=[.F19]-[.E19]-[.D19]" office:value-type="float" office:value="-0.204454287000001" calcext:value-type="float">
            <text:p>-0.204454287000001</text:p>
          </table:table-cell>
          <table:table-cell table:formula="of:=[.B19]/1000000000" office:value-type="float" office:value="0.185563461" calcext:value-type="float">
            <text:p>0.185563461</text:p>
          </table:table-cell>
          <table:table-cell office:value-type="float" office:value="6.576590922" calcext:value-type="float">
            <text:p>6.576590922</text:p>
          </table:table-cell>
          <table:table-cell table:formula="of:=([.H19]-[.H18])/1000000000" office:value-type="float" office:value="6.557700096" calcext:value-type="float">
            <text:p>6.557700096</text:p>
          </table:table-cell>
          <table:table-cell office:value-type="float" office:value="1274" calcext:value-type="float">
            <text:p>1274</text:p>
          </table:table-cell>
          <table:table-cell office:value-type="float" office:value="1.53066576205053E+018" calcext:value-type="float">
            <text:p>1.53066576205053E+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6850819" calcext:value-type="float">
            <text:p>406850819</text:p>
          </table:table-cell>
          <table:table-cell table:formula="of:=[.F20]-[.E20]-[.D20]" office:value-type="float" office:value="1.268025707" calcext:value-type="float">
            <text:p>1.268025707</text:p>
          </table:table-cell>
          <table:table-cell table:formula="of:=[.B20]/1000000000" office:value-type="float" office:value="0.406850819" calcext:value-type="float">
            <text:p>0.406850819</text:p>
          </table:table-cell>
          <table:table-cell office:value-type="float" office:value="5.467423378" calcext:value-type="float">
            <text:p>5.467423378</text:p>
          </table:table-cell>
          <table:table-cell table:formula="of:=([.H20]-[.H19])/1000000000" office:value-type="float" office:value="7.142299904" calcext:value-type="float">
            <text:p>7.142299904</text:p>
          </table:table-cell>
          <table:table-cell office:value-type="float" office:value="1274" calcext:value-type="float">
            <text:p>1274</text:p>
          </table:table-cell>
          <table:table-cell office:value-type="float" office:value="1.53066576919283E+018" calcext:value-type="float">
            <text:p>1.53066576919283E+01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6261592" calcext:value-type="float">
            <text:p>686261592</text:p>
          </table:table-cell>
          <table:table-cell table:formula="of:=[.F21]-[.E21]-[.D21]" office:value-type="float" office:value="6.782668456" calcext:value-type="float">
            <text:p>6.782668456</text:p>
          </table:table-cell>
          <table:table-cell table:formula="of:=[.B21]/1000000000" office:value-type="float" office:value="0.686261592" calcext:value-type="float">
            <text:p>0.686261592</text:p>
          </table:table-cell>
          <table:table-cell/>
          <table:table-cell table:formula="of:=([.H21]-[.H20])/1000000000" office:value-type="float" office:value="7.468930048" calcext:value-type="float">
            <text:p>7.468930048</text:p>
          </table:table-cell>
          <table:table-cell office:value-type="float" office:value="1275" calcext:value-type="float">
            <text:p>1275</text:p>
          </table:table-cell>
          <table:table-cell office:value-type="float" office:value="1.53066577666176E+018" calcext:value-type="float">
            <text:p>1.53066577666176E+01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49138747" calcext:value-type="float">
            <text:p>6449138747</text:p>
          </table:table-cell>
          <table:table-cell table:formula="of:=[.F22]-[.E22]-[.D22]" office:value-type="float" office:value="1.473971141" calcext:value-type="float">
            <text:p>1.473971141</text:p>
          </table:table-cell>
          <table:table-cell table:formula="of:=[.B22]/1000000000" office:value-type="float" office:value="6.449138747" calcext:value-type="float">
            <text:p>6.449138747</text:p>
          </table:table-cell>
          <table:table-cell/>
          <table:table-cell table:formula="of:=([.H22]-[.H21])/1000000000" office:value-type="float" office:value="7.923109888" calcext:value-type="float">
            <text:p>7.923109888</text:p>
          </table:table-cell>
          <table:table-cell office:value-type="float" office:value="1276" calcext:value-type="float">
            <text:p>1276</text:p>
          </table:table-cell>
          <table:table-cell office:value-type="float" office:value="1.53066578458487E+018" calcext:value-type="float">
            <text:p>1.53066578458487E+0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26095264" calcext:value-type="float">
            <text:p>1626095264</text:p>
          </table:table-cell>
          <table:table-cell table:formula="of:=[.F23]-[.E23]-[.D23]" office:value-type="float" office:value="5.617994848" calcext:value-type="float">
            <text:p>5.617994848</text:p>
          </table:table-cell>
          <table:table-cell table:formula="of:=[.B23]/1000000000" office:value-type="float" office:value="1.626095264" calcext:value-type="float">
            <text:p>1.626095264</text:p>
          </table:table-cell>
          <table:table-cell/>
          <table:table-cell table:formula="of:=([.H23]-[.H22])/1000000000" office:value-type="float" office:value="7.244090112" calcext:value-type="float">
            <text:p>7.244090112</text:p>
          </table:table-cell>
          <table:table-cell office:value-type="float" office:value="1276" calcext:value-type="float">
            <text:p>1276</text:p>
          </table:table-cell>
          <table:table-cell office:value-type="float" office:value="1.53066579182896E+018" calcext:value-type="float">
            <text:p>1.53066579182896E+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15587887" calcext:value-type="float">
            <text:p>1615587887</text:p>
          </table:table-cell>
          <table:table-cell table:formula="of:=[.F24]-[.E24]-[.D24]" office:value-type="float" office:value="6.095962065" calcext:value-type="float">
            <text:p>6.095962065</text:p>
          </table:table-cell>
          <table:table-cell table:formula="of:=[.B24]/1000000000" office:value-type="float" office:value="1.615587887" calcext:value-type="float">
            <text:p>1.615587887</text:p>
          </table:table-cell>
          <table:table-cell/>
          <table:table-cell table:formula="of:=([.H24]-[.H23])/1000000000" office:value-type="float" office:value="7.711549952" calcext:value-type="float">
            <text:p>7.711549952</text:p>
          </table:table-cell>
          <table:table-cell office:value-type="float" office:value="1277" calcext:value-type="float">
            <text:p>1277</text:p>
          </table:table-cell>
          <table:table-cell office:value-type="float" office:value="1.53066579954051E+018" calcext:value-type="float">
            <text:p>1.53066579954051E+01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1545623" calcext:value-type="float">
            <text:p>701545623</text:p>
          </table:table-cell>
          <table:table-cell table:formula="of:=[.F25]-[.E25]-[.D25]" office:value-type="float" office:value="8.111554409" calcext:value-type="float">
            <text:p>8.111554409</text:p>
          </table:table-cell>
          <table:table-cell table:formula="of:=[.B25]/1000000000" office:value-type="float" office:value="0.701545623" calcext:value-type="float">
            <text:p>0.701545623</text:p>
          </table:table-cell>
          <table:table-cell/>
          <table:table-cell table:formula="of:=([.H25]-[.H24])/1000000000" office:value-type="float" office:value="8.813100032" calcext:value-type="float">
            <text:p>8.813100032</text:p>
          </table:table-cell>
          <table:table-cell office:value-type="float" office:value="1277" calcext:value-type="float">
            <text:p>1277</text:p>
          </table:table-cell>
          <table:table-cell office:value-type="float" office:value="1.53066580835361E+018" calcext:value-type="float">
            <text:p>1.53066580835361E+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09666972" calcext:value-type="float">
            <text:p>2809666972</text:p>
          </table:table-cell>
          <table:table-cell table:formula="of:=[.F26]-[.E26]-[.D26]" office:value-type="float" office:value="4.575533156" calcext:value-type="float">
            <text:p>4.575533156</text:p>
          </table:table-cell>
          <table:table-cell table:formula="of:=[.B26]/1000000000" office:value-type="float" office:value="2.809666972" calcext:value-type="float">
            <text:p>2.809666972</text:p>
          </table:table-cell>
          <table:table-cell/>
          <table:table-cell table:formula="of:=([.H26]-[.H25])/1000000000" office:value-type="float" office:value="7.385200128" calcext:value-type="float">
            <text:p>7.385200128</text:p>
          </table:table-cell>
          <table:table-cell office:value-type="float" office:value="1278" calcext:value-type="float">
            <text:p>1278</text:p>
          </table:table-cell>
          <table:table-cell office:value-type="float" office:value="1.53066581573881E+018" calcext:value-type="float">
            <text:p>1.53066581573881E+01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8685652" calcext:value-type="float">
            <text:p>808685652</text:p>
          </table:table-cell>
          <table:table-cell table:formula="of:=[.F27]-[.E27]-[.D27]" office:value-type="float" office:value="6.772914348" calcext:value-type="float">
            <text:p>6.772914348</text:p>
          </table:table-cell>
          <table:table-cell table:formula="of:=[.B27]/1000000000" office:value-type="float" office:value="0.808685652" calcext:value-type="float">
            <text:p>0.808685652</text:p>
          </table:table-cell>
          <table:table-cell/>
          <table:table-cell table:formula="of:=([.H27]-[.H26])/1000000000" office:value-type="float" office:value="7.5816" calcext:value-type="float">
            <text:p>7.5816</text:p>
          </table:table-cell>
          <table:table-cell office:value-type="float" office:value="1279" calcext:value-type="float">
            <text:p>1279</text:p>
          </table:table-cell>
          <table:table-cell office:value-type="float" office:value="1.53066582332041E+018" calcext:value-type="float">
            <text:p>1.53066582332041E+01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[.B28]/1000000000" office:value-type="float" office:value="0" calcext:value-type="float">
            <text:p>0</text:p>
          </table:table-cell>
          <table:table-cell table:number-columns-repeated="2"/>
          <table:table-cell office:value-type="float" office:value="1279" calcext:value-type="float">
            <text:p>127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[.F29]-[.E29]-[.D29]" office:value-type="float" office:value="0" calcext:value-type="float">
            <text:p>0</text:p>
          </table:table-cell>
          <table:table-cell table:formula="of:=[.B29]/1000000000" office:value-type="float" office:value="0" calcext:value-type="float">
            <text:p>0</text:p>
          </table:table-cell>
          <table:table-cell/>
          <table:table-cell table:formula="of:=([.H29]-[.H28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[.F30]-[.E30]-[.D30]" office:value-type="float" office:value="0" calcext:value-type="float">
            <text:p>0</text:p>
          </table:table-cell>
          <table:table-cell table:formula="of:=[.B30]/1000000000" office:value-type="float" office:value="0" calcext:value-type="float">
            <text:p>0</text:p>
          </table:table-cell>
          <table:table-cell/>
          <table:table-cell table:formula="of:=([.H30]-[.H29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[.F31]-[.E31]-[.D31]" office:value-type="float" office:value="0" calcext:value-type="float">
            <text:p>0</text:p>
          </table:table-cell>
          <table:table-cell table:formula="of:=[.B31]/1000000000" office:value-type="float" office:value="0" calcext:value-type="float">
            <text:p>0</text:p>
          </table:table-cell>
          <table:table-cell/>
          <table:table-cell table:formula="of:=([.H31]-[.H30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[.F32]-[.E32]-[.D32]" office:value-type="float" office:value="0" calcext:value-type="float">
            <text:p>0</text:p>
          </table:table-cell>
          <table:table-cell table:formula="of:=[.B32]/1000000000" office:value-type="float" office:value="0" calcext:value-type="float">
            <text:p>0</text:p>
          </table:table-cell>
          <table:table-cell/>
          <table:table-cell table:formula="of:=([.H32]-[.H31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[.F33]-[.E33]-[.D33]" office:value-type="float" office:value="0" calcext:value-type="float">
            <text:p>0</text:p>
          </table:table-cell>
          <table:table-cell table:formula="of:=[.B33]/1000000000" office:value-type="float" office:value="0" calcext:value-type="float">
            <text:p>0</text:p>
          </table:table-cell>
          <table:table-cell/>
          <table:table-cell table:formula="of:=([.H33]-[.H32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[.F34]-[.E34]-[.D34]" office:value-type="float" office:value="0" calcext:value-type="float">
            <text:p>0</text:p>
          </table:table-cell>
          <table:table-cell table:formula="of:=[.B34]/1000000000" office:value-type="float" office:value="0" calcext:value-type="float">
            <text:p>0</text:p>
          </table:table-cell>
          <table:table-cell/>
          <table:table-cell table:formula="of:=([.H34]-[.H33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[.F35]-[.E35]-[.D35]" office:value-type="float" office:value="0" calcext:value-type="float">
            <text:p>0</text:p>
          </table:table-cell>
          <table:table-cell table:formula="of:=[.B35]/1000000000" office:value-type="float" office:value="0" calcext:value-type="float">
            <text:p>0</text:p>
          </table:table-cell>
          <table:table-cell/>
          <table:table-cell table:formula="of:=([.H35]-[.H34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[.F36]-[.E36]-[.D36]" office:value-type="float" office:value="0" calcext:value-type="float">
            <text:p>0</text:p>
          </table:table-cell>
          <table:table-cell table:formula="of:=[.B36]/1000000000" office:value-type="float" office:value="0" calcext:value-type="float">
            <text:p>0</text:p>
          </table:table-cell>
          <table:table-cell/>
          <table:table-cell table:formula="of:=([.H36]-[.H35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[.F37]-[.E37]-[.D37]" office:value-type="float" office:value="0" calcext:value-type="float">
            <text:p>0</text:p>
          </table:table-cell>
          <table:table-cell table:formula="of:=[.B37]/1000000000" office:value-type="float" office:value="0" calcext:value-type="float">
            <text:p>0</text:p>
          </table:table-cell>
          <table:table-cell/>
          <table:table-cell table:formula="of:=([.H37]-[.H36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[.F38]-[.E38]-[.D38]" office:value-type="float" office:value="0" calcext:value-type="float">
            <text:p>0</text:p>
          </table:table-cell>
          <table:table-cell table:formula="of:=[.B38]/1000000000" office:value-type="float" office:value="0" calcext:value-type="float">
            <text:p>0</text:p>
          </table:table-cell>
          <table:table-cell/>
          <table:table-cell table:formula="of:=([.H38]-[.H37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[.F39]-[.E39]-[.D39]" office:value-type="float" office:value="0" calcext:value-type="float">
            <text:p>0</text:p>
          </table:table-cell>
          <table:table-cell table:formula="of:=[.B39]/1000000000" office:value-type="float" office:value="0" calcext:value-type="float">
            <text:p>0</text:p>
          </table:table-cell>
          <table:table-cell/>
          <table:table-cell table:formula="of:=([.H39]-[.H38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[.F40]-[.E40]-[.D40]" office:value-type="float" office:value="0" calcext:value-type="float">
            <text:p>0</text:p>
          </table:table-cell>
          <table:table-cell table:formula="of:=[.B40]/1000000000" office:value-type="float" office:value="0" calcext:value-type="float">
            <text:p>0</text:p>
          </table:table-cell>
          <table:table-cell/>
          <table:table-cell table:formula="of:=([.H40]-[.H39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[.F41]-[.E41]-[.D41]" office:value-type="float" office:value="0" calcext:value-type="float">
            <text:p>0</text:p>
          </table:table-cell>
          <table:table-cell table:formula="of:=[.B41]/1000000000" office:value-type="float" office:value="0" calcext:value-type="float">
            <text:p>0</text:p>
          </table:table-cell>
          <table:table-cell/>
          <table:table-cell table:formula="of:=([.H41]-[.H40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[.F42]-[.E42]-[.D42]" office:value-type="float" office:value="0" calcext:value-type="float">
            <text:p>0</text:p>
          </table:table-cell>
          <table:table-cell table:formula="of:=[.B42]/1000000000" office:value-type="float" office:value="0" calcext:value-type="float">
            <text:p>0</text:p>
          </table:table-cell>
          <table:table-cell/>
          <table:table-cell table:formula="of:=([.H42]-[.H41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[.F43]-[.E43]-[.D43]" office:value-type="float" office:value="0" calcext:value-type="float">
            <text:p>0</text:p>
          </table:table-cell>
          <table:table-cell table:formula="of:=[.B43]/1000000000" office:value-type="float" office:value="0" calcext:value-type="float">
            <text:p>0</text:p>
          </table:table-cell>
          <table:table-cell/>
          <table:table-cell table:formula="of:=([.H43]-[.H42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[.F44]-[.E44]-[.D44]" office:value-type="float" office:value="0" calcext:value-type="float">
            <text:p>0</text:p>
          </table:table-cell>
          <table:table-cell table:formula="of:=[.B44]/1000000000" office:value-type="float" office:value="0" calcext:value-type="float">
            <text:p>0</text:p>
          </table:table-cell>
          <table:table-cell/>
          <table:table-cell table:formula="of:=([.H44]-[.H43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[.F45]-[.E45]-[.D45]" office:value-type="float" office:value="0" calcext:value-type="float">
            <text:p>0</text:p>
          </table:table-cell>
          <table:table-cell table:formula="of:=[.B45]/1000000000" office:value-type="float" office:value="0" calcext:value-type="float">
            <text:p>0</text:p>
          </table:table-cell>
          <table:table-cell/>
          <table:table-cell table:formula="of:=([.H45]-[.H44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[.F46]-[.E46]-[.D46]" office:value-type="float" office:value="0" calcext:value-type="float">
            <text:p>0</text:p>
          </table:table-cell>
          <table:table-cell table:formula="of:=[.B46]/1000000000" office:value-type="float" office:value="0" calcext:value-type="float">
            <text:p>0</text:p>
          </table:table-cell>
          <table:table-cell/>
          <table:table-cell table:formula="of:=([.H46]-[.H45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[.F47]-[.E47]-[.D47]" office:value-type="float" office:value="0" calcext:value-type="float">
            <text:p>0</text:p>
          </table:table-cell>
          <table:table-cell table:formula="of:=[.B47]/1000000000" office:value-type="float" office:value="0" calcext:value-type="float">
            <text:p>0</text:p>
          </table:table-cell>
          <table:table-cell/>
          <table:table-cell table:formula="of:=([.H47]-[.H46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[.F48]-[.E48]-[.D48]" office:value-type="float" office:value="0" calcext:value-type="float">
            <text:p>0</text:p>
          </table:table-cell>
          <table:table-cell table:formula="of:=[.B48]/1000000000" office:value-type="float" office:value="0" calcext:value-type="float">
            <text:p>0</text:p>
          </table:table-cell>
          <table:table-cell/>
          <table:table-cell table:formula="of:=([.H48]-[.H47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[.F49]-[.E49]-[.D49]" office:value-type="float" office:value="0" calcext:value-type="float">
            <text:p>0</text:p>
          </table:table-cell>
          <table:table-cell table:formula="of:=[.B49]/1000000000" office:value-type="float" office:value="0" calcext:value-type="float">
            <text:p>0</text:p>
          </table:table-cell>
          <table:table-cell/>
          <table:table-cell table:formula="of:=([.H49]-[.H48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[.B50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[.B51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[.B52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[.B53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[.B54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[.B55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[.B56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[.B57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[.B58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[.B59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[.B60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[.B61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[.B62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[.B63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[.B64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formula="of:=[.B65]/1000000000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09:12:55.987178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09:13:11.821473788</dc:date>
    <meta:editing-duration>PT30M15S</meta:editing-duration>
    <meta:editing-cycles>5</meta:editing-cycles>
    <meta:generator>LibreOffice/5.2.7.2$Linux_X86_64 LibreOffice_project/20m0$Build-2</meta:generator>
    <meta:document-statistic meta:table-count="1" meta:cell-count="3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top" svg:x="4.695cm" svg:y="0.185cm" style:legend-expansion="wide" chart:style-name="ch2"/>
        <chart:plot-area chart:style-name="ch3" table:cell-range-address="'ConsensusTime1-'.C1:'ConsensusTime1-'.E20" chart:data-source-has-labels="row" svg:x="1.331cm" svg:y="0.963cm" svg:width="14.349cm" svg:height="6.876cm">
          <chartooo:coordinate-region svg:x="2.058cm" svg:y="1.08cm" svg:width="13.435cm" svg:height="6.478cm"/>
          <chart:axis chart:dimension="x" chart:name="primary-x" chart:style-name="ch4">
            <chart:title svg:x="7.971cm" svg:y="8.019cm" chart:style-name="ch5">
              <text:p>Height</text:p>
            </chart:title>
          </chart:axis>
          <chart:axis chart:dimension="y" chart:name="primary-y" chart:style-name="ch4">
            <chart:title svg:x="0.451cm" svg:y="5.159cm" chart:style-name="ch6">
              <text:p>Time(sec)</text:p>
            </chart:title>
            <chart:grid chart:style-name="ch7" chart:class="major"/>
          </chart:axis>
          <chart:series chart:style-name="ch8" chart:values-cell-range-address="'ConsensusTime1-'.C2:'ConsensusTime1-'.C20" chart:label-cell-address="'ConsensusTime1-'.C1:'ConsensusTime1-'.C1" chart:class="chart:area">
            <chart:data-point chart:repeated="19"/>
          </chart:series>
          <chart:series chart:style-name="ch9" chart:values-cell-range-address="'ConsensusTime1-'.D2:'ConsensusTime1-'.D20" chart:label-cell-address="'ConsensusTime1-'.D1:'ConsensusTime1-'.D1" chart:class="chart:area">
            <chart:data-point chart:repeated="19"/>
          </chart:series>
          <chart:series chart:style-name="ch10" chart:values-cell-range-address="'ConsensusTime1-'.E2:'ConsensusTime1-'.E20" chart:label-cell-address="'ConsensusTime1-'.E1:'ConsensusTime1-'.E1" chart:class="chart:area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Time</text:p>
                <draw:g>
                  <svg:desc>'ConsensusTime1-'.C1:'ConsensusTime1-'.C1</svg:desc>
                </draw:g>
              </table:table-cell>
              <table:table-cell office:value-type="string">
                <text:p>ConTimeInSec</text:p>
                <draw:g>
                  <svg:desc>'ConsensusTime1-'.D1:'ConsensusTime1-'.D1</svg:desc>
                </draw:g>
              </table:table-cell>
              <table:table-cell office:value-type="string">
                <text:p>PostTime</text:p>
                <draw:g>
                  <svg:desc>'ConsensusTime1-'.E1:'ConsensusTime1-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nsensusTime1-'.C2:'ConsensusTime1-'.C20</svg:desc>
                </draw:g>
              </table:table-cell>
              <table:table-cell office:value-type="float" office:value="1.524154852">
                <text:p>1.524154852</text:p>
                <draw:g>
                  <svg:desc>'ConsensusTime1-'.D2:'ConsensusTime1-'.D20</svg:desc>
                </draw:g>
              </table:table-cell>
              <table:table-cell office:value-type="float" office:value="0.809437436">
                <text:p>0.809437436</text:p>
                <draw:g>
                  <svg:desc>'ConsensusTime1-'.E2:'ConsensusTime1-'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9090213">
                <text:p>1.759090213</text:p>
              </table:table-cell>
              <table:table-cell office:value-type="float" office:value="0.010125453">
                <text:p>0.010125453</text:p>
              </table:table-cell>
              <table:table-cell office:value-type="float" office:value="1.187774542">
                <text:p>1.187774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64462268">
                <text:p>1.664462268</text:p>
              </table:table-cell>
              <table:table-cell office:value-type="float" office:value="2.316374827">
                <text:p>2.316374827</text:p>
              </table:table-cell>
              <table:table-cell office:value-type="float" office:value="1.916972825">
                <text:p>1.916972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1310827">
                <text:p>0.141310827</text:p>
              </table:table-cell>
              <table:table-cell office:value-type="float" office:value="0.418812816">
                <text:p>0.418812816</text:p>
              </table:table-cell>
              <table:table-cell office:value-type="float" office:value="3.464746501">
                <text:p>3.464746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27911489999993">
                <text:p>-0.0427911489999993</text:p>
              </table:table-cell>
              <table:table-cell office:value-type="float" office:value="9.43295959">
                <text:p>9.43295959</text:p>
              </table:table-cell>
              <table:table-cell office:value-type="float" office:value="1.766491527">
                <text:p>1.766491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121204588">
                <text:p>4.121204588</text:p>
              </table:table-cell>
              <table:table-cell office:value-type="float" office:value="0.045604335">
                <text:p>0.045604335</text:p>
              </table:table-cell>
              <table:table-cell office:value-type="float" office:value="4.785800869">
                <text:p>4.785800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686396">
                <text:p>0.64686396</text:p>
              </table:table-cell>
              <table:table-cell office:value-type="float" office:value="0.80784683">
                <text:p>0.80784683</text:p>
              </table:table-cell>
              <table:table-cell office:value-type="float" office:value="7.31728921">
                <text:p>7.31728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960382057">
                <text:p>7.960382057</text:p>
              </table:table-cell>
              <table:table-cell office:value-type="float" office:value="0.795445608">
                <text:p>0.795445608</text:p>
              </table:table-cell>
              <table:table-cell office:value-type="float" office:value="5.603522607">
                <text:p>5.603522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476006115">
                <text:p>-4.476006115</text:p>
              </table:table-cell>
              <table:table-cell office:value-type="float" office:value="13.679001743">
                <text:p>13.679001743</text:p>
              </table:table-cell>
              <table:table-cell office:value-type="float" office:value="5.007864148">
                <text:p>5.007864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9448782">
                <text:p>7.59448782</text:p>
              </table:table-cell>
              <table:table-cell office:value-type="float" office:value="0.007990524">
                <text:p>0.007990524</text:p>
              </table:table-cell>
              <table:table-cell office:value-type="float" office:value="4.66233164">
                <text:p>4.66233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037891983">
                <text:p>8.037891983</text:p>
              </table:table-cell>
              <table:table-cell office:value-type="float" office:value="0.024716005">
                <text:p>0.024716005</text:p>
              </table:table-cell>
              <table:table-cell office:value-type="float" office:value="5.562392204">
                <text:p>5.562392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797436843">
                <text:p>8.797436843</text:p>
              </table:table-cell>
              <table:table-cell office:value-type="float" office:value="0.457371217">
                <text:p>0.457371217</text:p>
              </table:table-cell>
              <table:table-cell office:value-type="float" office:value="5.606121732">
                <text:p>5.6061217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290431006">
                <text:p>-3.290431006</text:p>
              </table:table-cell>
              <table:table-cell office:value-type="float" office:value="4.623612774">
                <text:p>4.623612774</text:p>
              </table:table-cell>
              <table:table-cell office:value-type="float" office:value="4.996138424">
                <text:p>4.996138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18721827">
                <text:p>0.718721827</text:p>
              </table:table-cell>
              <table:table-cell office:value-type="float" office:value="0.60452062">
                <text:p>0.60452062</text:p>
              </table:table-cell>
              <table:table-cell office:value-type="float" office:value="5.219317297">
                <text:p>5.2193172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40945617">
                <text:p>1.640945617</text:p>
              </table:table-cell>
              <table:table-cell office:value-type="float" office:value="0.326528521">
                <text:p>0.326528521</text:p>
              </table:table-cell>
              <table:table-cell office:value-type="float" office:value="5.297315878">
                <text:p>5.2973158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09195146">
                <text:p>2.909195146</text:p>
              </table:table-cell>
              <table:table-cell office:value-type="float" office:value="0.843606459">
                <text:p>0.843606459</text:p>
              </table:table-cell>
              <table:table-cell office:value-type="float" office:value="4.251208379">
                <text:p>4.251208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55230921">
                <text:p>-0.155230921</text:p>
              </table:table-cell>
              <table:table-cell office:value-type="float" office:value="2.745979165">
                <text:p>2.745979165</text:p>
              </table:table-cell>
              <table:table-cell office:value-type="float" office:value="4.647571884">
                <text:p>4.6475718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04454287000001">
                <text:p>-0.204454287000001</text:p>
              </table:table-cell>
              <table:table-cell office:value-type="float" office:value="0.185563461">
                <text:p>0.185563461</text:p>
              </table:table-cell>
              <table:table-cell office:value-type="float" office:value="6.576590922">
                <text:p>6.5765909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8025707">
                <text:p>1.268025707</text:p>
              </table:table-cell>
              <table:table-cell office:value-type="float" office:value="0.406850819">
                <text:p>0.406850819</text:p>
              </table:table-cell>
              <table:table-cell office:value-type="float" office:value="5.467423378">
                <text:p>5.467423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